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9e6b" officeooo:paragraph-rsid="00059e6b"/>
    </style:style>
    <style:style style:name="P2" style:family="paragraph" style:parent-style-name="Standard">
      <style:text-properties officeooo:rsid="0005c908" officeooo:paragraph-rsid="0005c908"/>
    </style:style>
    <style:style style:name="P3" style:family="paragraph" style:parent-style-name="Standard">
      <style:text-properties officeooo:rsid="00079007" officeooo:paragraph-rsid="00079007"/>
    </style:style>
    <style:style style:name="P4" style:family="paragraph" style:parent-style-name="Standard">
      <style:text-properties officeooo:rsid="0007ad9a" officeooo:paragraph-rsid="0007ad9a"/>
    </style:style>
    <style:style style:name="P5" style:family="paragraph" style:parent-style-name="Standard">
      <style:text-properties fo:font-weight="bold" officeooo:rsid="0007ad9a" officeooo:paragraph-rsid="0007ad9a" style:font-weight-asian="bold" style:font-weight-complex="bold"/>
    </style:style>
    <style:style style:name="P6" style:family="paragraph" style:parent-style-name="Standard">
      <style:text-properties fo:font-weight="bold" officeooo:rsid="00086f14" officeooo:paragraph-rsid="00086f14" style:font-weight-asian="bold" style:font-weight-complex="bold"/>
    </style:style>
    <style:style style:name="P7" style:family="paragraph" style:parent-style-name="Standard">
      <style:text-properties fo:font-weight="bold" officeooo:rsid="000aefad" officeooo:paragraph-rsid="000aefad" style:font-weight-asian="bold" style:font-weight-complex="bold"/>
    </style:style>
    <style:style style:name="P8" style:family="paragraph" style:parent-style-name="Standard">
      <style:text-properties officeooo:rsid="00086f14" officeooo:paragraph-rsid="00086f14"/>
    </style:style>
    <style:style style:name="P9" style:family="paragraph" style:parent-style-name="Standard">
      <style:text-properties fo:font-weight="normal" officeooo:rsid="00086f14" officeooo:paragraph-rsid="00086f14" style:font-weight-asian="normal" style:font-weight-complex="normal"/>
    </style:style>
    <style:style style:name="P10" style:family="paragraph" style:parent-style-name="Standard">
      <style:text-properties fo:font-weight="normal" officeooo:rsid="000aefad" officeooo:paragraph-rsid="000aefad" style:font-weight-asian="normal" style:font-weight-complex="normal"/>
    </style:style>
    <style:style style:name="P11" style:family="paragraph" style:parent-style-name="Standard">
      <style:text-properties officeooo:rsid="00090400" officeooo:paragraph-rsid="00090400"/>
    </style:style>
    <style:style style:name="P12" style:family="paragraph" style:parent-style-name="Standard">
      <style:text-properties officeooo:rsid="000aefad" officeooo:paragraph-rsid="000aefad"/>
    </style:style>
    <style:style style:name="P13" style:family="paragraph" style:parent-style-name="Standard">
      <style:text-properties fo:font-weight="normal" officeooo:rsid="000aefad" officeooo:paragraph-rsid="000aefad" style:font-weight-asian="normal" style:font-weight-complex="normal"/>
    </style:style>
    <style:style style:name="P14" style:family="paragraph" style:parent-style-name="Standard">
      <style:text-properties fo:font-weight="normal" officeooo:rsid="000b1345" officeooo:paragraph-rsid="000b1345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0b1345" officeooo:paragraph-rsid="000b134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NodeJS</text:p>
      <text:p text:style-name="P1"/>
      <text:p text:style-name="P1">Avec Node.js, vous pouvez créer des applications rapides comme :</text:p>
      <text:p text:style-name="P1"/>
      <text:p text:style-name="P1">Un serveur de Chat</text:p>
      <text:p text:style-name="P1"/>
      <text:p text:style-name="P1">Un système d'upload très rapide</text:p>
      <text:p text:style-name="P1"/>
      <text:p text:style-name="P1">... et de façon générale n'importe quelle application qui doit répondre à de nombreuses requêtes rapidement et efficacement, en temps réel</text:p>
      <text:p text:style-name="P1"/>
      <text:p text:style-name="P1"/>
      <text:p text:style-name="P2">Node.js n'est pas un framework. Node.js est un environnement très bas niveau.</text:p>
      <text:p text:style-name="P3">il y a des règles à respecter entre le client et le serveur. Ils communiquent en se basant sur la norme HTTP inventée par Tim Berners-Lee.</text:p>
      <text:p text:style-name="P3">Que dit la norme HTTP ? Que le serveur doit indiquer le type de données qu'il s'apprête à envoyer au client. Eh oui, un serveur peut renvoyer différents types de données :</text:p>
      <text:p text:style-name="P3"/>
      <text:p text:style-name="P3">Du texte brut : text/plain</text:p>
      <text:p text:style-name="P3"/>
      <text:p text:style-name="P3">Du HTML : text/html</text:p>
      <text:p text:style-name="P3"/>
      <text:p text:style-name="P3">Du CSS : text/css</text:p>
      <text:p text:style-name="P3"/>
      <text:p text:style-name="P3">Une image JPEG : image/jpeg</text:p>
      <text:p text:style-name="P3"/>
      <text:p text:style-name="P3">Une vidéo MPEG4 : video/mp4</text:p>
      <text:p text:style-name="P3"/>
      <text:p text:style-name="P3">Un fichier ZIP : application/zip</text:p>
      <text:p text:style-name="P3"/>
      <text:p text:style-name="P3">etc.</text:p>
      <text:p text:style-name="P3"/>
      <text:p text:style-name="P3">Ce sont ce qu'on appelle les types MIME. Ils sont envoyés dans l'en-tête de la réponse du serveur.</text:p>
      <text:p text:style-name="P3"/>
      <text:p text:style-name="P4">Ex : </text:p>
      <text:p text:style-name="P4"/>
      <text:p text:style-name="P5">var http = require('http');</text:p>
      <text:p text:style-name="P5"/>
      <text:p text:style-name="P5">var server = http.createServer(function(req, res) {</text:p>
      <text:p text:style-name="P5"><text:s text:c="4"/>res.writeHead(200, {"Content-Type": "text/html"});</text:p>
      <text:p text:style-name="P5"><text:s text:c="4"/>res.end('&lt;p&gt;Voici un paragraphe &lt;strong&gt;HTML&lt;/strong&gt; !&lt;/p&gt;');</text:p>
      <text:p text:style-name="P5">});</text:p>
      <text:p text:style-name="P5">server.listen(8080);</text:p>
      <text:p text:style-name="P4"/>
      <text:p text:style-name="P4"/>
      <text:p text:style-name="P8">Quelle est la page demandée par le visiteur ?</text:p>
      <text:p text:style-name="P8"/>
      <text:p text:style-name="P6">var http = require('http');</text:p>
      <text:p text:style-name="P6">var url = require('url');</text:p>
      <text:p text:style-name="P6"/>
      <text:p text:style-name="P6">var server = http.createServer(function(req, res) {</text:p>
      <text:p text:style-name="P6"><text:s text:c="4"/>var page = url.parse(req.url).pathname;</text:p>
      <text:p text:style-name="P6"><text:soft-page-break/><text:s text:c="4"/>console.log(page);</text:p>
      <text:p text:style-name="P6"><text:s text:c="4"/>res.writeHead(200, {"Content-Type": "text/plain"});</text:p>
      <text:p text:style-name="P6"><text:s text:c="4"/>res.write('Bien le bonjour');</text:p>
      <text:p text:style-name="P6"><text:s text:c="4"/>res.end();</text:p>
      <text:p text:style-name="P6">});</text:p>
      <text:p text:style-name="P6">server.listen(8080);</text:p>
      <text:p text:style-name="P9"/>
      <text:p text:style-name="P9"/>
      <text:p text:style-name="P9">avec paramètres : </text:p>
      <text:p text:style-name="P9"/>
      <text:p text:style-name="P6">var http = require('http');</text:p>
      <text:p text:style-name="P6">var url = require('url');</text:p>
      <text:p text:style-name="P6">var querystring = require('querystring');</text:p>
      <text:p text:style-name="P6"/>
      <text:p text:style-name="P6">var server = http.createServer(function(req, res) {</text:p>
      <text:p text:style-name="P6"><text:s text:c="4"/>var params = querystring.parse(url.parse(req.url).query);</text:p>
      <text:p text:style-name="P6"><text:s text:c="4"/>res.writeHead(200, {"Content-Type": "text/plain"});</text:p>
      <text:p text:style-name="P6"><text:s text:c="4"/>if ('prenom' in params &amp;&amp; 'nom' in params) {</text:p>
      <text:p text:style-name="P6"><text:s text:c="8"/>res.write('Vous vous appelez ' + params['prenom'] + ' ' + params['nom']);</text:p>
      <text:p text:style-name="P6"><text:s text:c="4"/>}</text:p>
      <text:p text:style-name="P6"><text:s text:c="4"/>else {</text:p>
      <text:p text:style-name="P6"><text:s text:c="8"/>res.write('Vous devez bien avoir un prénom et un nom, non ?');</text:p>
      <text:p text:style-name="P6"><text:s text:c="4"/>}</text:p>
      <text:p text:style-name="P6"><text:s text:c="4"/>res.end();</text:p>
      <text:p text:style-name="P6">});</text:p>
      <text:p text:style-name="P6">server.listen(8080);</text:p>
      <text:p text:style-name="P9"/>
      <text:p text:style-name="P9"/>
      <text:p text:style-name="P9">ex : aller sur : http://localhost:8080?prenom=Robert&amp;nom=Dupont</text:p>
      <text:p text:style-name="P9"/>
      <text:p text:style-name="P8"/>
      <text:p text:style-name="P8"/>
      <text:p text:style-name="P11">Node.js est un environnement de développement JS basé sur les événements : un seu lthread mais aucune opération n’est bloquante : opérations longues sont donc chargées en tâche de fond et une fonction de callback est appelée quand l’opération est terminée.</text:p>
      <text:p text:style-name="P11"/>
      <text:p text:style-name="P11">Avec Node.js un grand nb d’objets émettent des événements : ils héritent tous d’un objet EventEmitter.</text:p>
      <text:p text:style-name="P11">Ex : module http : doc : events : request, connection, close, checkContinue, connect, upgrade, clientError.</text:p>
      <text:p text:style-name="P11">Pouré couter un événement : on fait appel à la méthode on() et on indique le nom de l’événement et la fonction de callback : </text:p>
      <text:p text:style-name="P11">server.on(‘close’, function() { // something to do }) ;</text:p>
      <text:p text:style-name="P11"/>
      <text:p text:style-name="P12">Certaines méthodes sont des contractions de code qui demandent une fonction de callback aussi en argument : dans la doc, pour createServer() : i lest indiqué que la fonction de callback est ajoutée à l’événement request : ex : on lance un serveur et on l’arrête juste après :</text:p>
      <text:p text:style-name="P12"/>
      <text:p text:style-name="P7">var http = require('http');</text:p>
      <text:p text:style-name="P7"/>
      <text:p text:style-name="P7">var server = http.createServer(function(req, res) {</text:p>
      <text:p text:style-name="P7"><text:s text:c="2"/>res.writeHead(200);</text:p>
      <text:p text:style-name="P7"><text:soft-page-break/><text:s text:c="2"/>res.end('Salut tout le monde !');</text:p>
      <text:p text:style-name="P7">});</text:p>
      <text:p text:style-name="P7"/>
      <text:p text:style-name="P7">server.on('close', function() { // On écoute l'évènement close</text:p>
      <text:p text:style-name="P7"><text:s text:c="4"/>console.log('Bye bye !');</text:p>
      <text:p text:style-name="P7">})</text:p>
      <text:p text:style-name="P7"/>
      <text:p text:style-name="P7">server.listen(8080); // Démarre le serveur</text:p>
      <text:p text:style-name="P7"/>
      <text:p text:style-name="P7">server.close(); // Arrête le serveur. Déclenche l'évènement close</text:p>
      <text:p text:style-name="P7"/>
      <text:p text:style-name="P10"/>
      <text:p text:style-name="P10"/>
      <text:p text:style-name="P15">DOC GRAPHQL – APOLLO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13:34.898641860</meta:creation-date>
    <dc:date>2019-03-04T09:50:16.007040954</dc:date>
    <meta:editing-duration>PT23H51M1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68" meta:word-count="491" meta:character-count="3335" meta:non-whitespace-character-count="2828"/>
  </office:meta>
</office:document-meta>
</file>